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entury Schoolbook L" svg:font-family="Century Schoolbook L" style:font-family-generic="roman" style:font-pitch="variable"/>
    <style:font-face style:name="Consolas, Menlo, Monaco, 'Lucid" svg:font-family="Consolas, Menlo, Monaco, 'Lucid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entury Schoolbook L" fo:font-weight="bold" style:font-weight-asian="bold" style:font-weight-complex="bold" fo:font-size="19pt" style:font-size-asian="19pt" style:font-size-complex="19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T10" style:parent-style-name="DefaultParagraphFont" style:family="text">
      <style:text-properties fo:color="#808080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list-style-name="LFO2" style:family="paragraph"/>
    <style:style style:name="T14" style:parent-style-name="DefaultParagraphFont" style:family="text">
      <style:text-properties fo:color="#808080"/>
    </style:style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color="#808080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Standard" style:family="paragraph">
      <style:paragraph-properties fo:background-color="#808080"/>
      <style:text-properties fo:background-color="#CCCCCC"/>
    </style:style>
    <style:style style:name="P23" style:parent-style-name="Standard" style:family="paragraph">
      <style:paragraph-properties fo:background-color="#808080"/>
      <style:text-properties fo:background-color="#CCCCCC"/>
    </style:style>
    <style:style style:name="P24" style:parent-style-name="Standard" style:family="paragraph">
      <style:paragraph-properties fo:background-color="#808080"/>
      <style:text-properties fo:background-color="#CCCCCC"/>
    </style:style>
    <style:style style:name="P25" style:parent-style-name="Standard" style:family="paragraph">
      <style:paragraph-properties fo:background-color="#808080"/>
      <style:text-properties fo:background-color="#CCCCCC"/>
    </style:style>
    <style:style style:name="P26" style:parent-style-name="Standard" style:family="paragraph">
      <style:paragraph-properties fo:background-color="#808080"/>
    </style:style>
    <style:style style:name="T27" style:parent-style-name="DefaultParagraphFont" style:family="text">
      <style:text-properties fo:background-color="#CCCCCC"/>
    </style:style>
    <style:style style:name="T28" style:parent-style-name="DefaultParagraphFont" style:family="text">
      <style:text-properties fo:background-color="#66FF00"/>
    </style:style>
    <style:style style:name="P29" style:parent-style-name="Standard" style:family="paragraph">
      <style:paragraph-properties fo:background-color="#808080"/>
      <style:text-properties fo:background-color="#CCCCCC"/>
    </style:style>
    <style:style style:name="P30" style:parent-style-name="Standard" style:family="paragraph">
      <style:paragraph-properties fo:background-color="#808080"/>
      <style:text-properties fo:background-color="#CCCCCC"/>
    </style:style>
    <style:style style:name="P31" style:parent-style-name="Standard" style:family="paragraph">
      <style:paragraph-properties fo:background-color="#808080"/>
      <style:text-properties fo:background-color="#CCCCCC"/>
    </style:style>
    <style:style style:name="P32" style:parent-style-name="Standard" style:family="paragraph">
      <style:paragraph-properties fo:background-color="#808080"/>
      <style:text-properties fo:background-color="#CCCCCC"/>
    </style:style>
    <style:style style:name="P33" style:parent-style-name="Standard" style:family="paragraph">
      <style:paragraph-properties fo:background-color="#808080"/>
      <style:text-properties fo:background-color="#CCCCCC"/>
    </style:style>
    <style:style style:name="P34" style:parent-style-name="Standard" style:family="paragraph">
      <style:paragraph-properties fo:background-color="#808080"/>
      <style:text-properties fo:background-color="#CCCCCC"/>
    </style:style>
    <style:style style:name="P35" style:parent-style-name="Standard" style:family="paragraph">
      <style:paragraph-properties fo:background-color="#808080"/>
      <style:text-properties fo:background-color="#CCCCCC"/>
    </style:style>
    <style:style style:name="P36" style:parent-style-name="Standard" style:family="paragraph">
      <style:paragraph-properties fo:background-color="#808080"/>
      <style:text-properties fo:background-color="#CCCCCC"/>
    </style:style>
    <style:style style:name="P37" style:parent-style-name="Standard" style:family="paragraph">
      <style:paragraph-properties fo:background-color="#808080"/>
      <style:text-properties fo:background-color="#66FF00"/>
    </style:style>
    <style:style style:name="P38" style:parent-style-name="Standard" style:family="paragraph">
      <style:paragraph-properties fo:background-color="#808080"/>
      <style:text-properties fo:background-color="#CCCCCC"/>
    </style:style>
    <style:style style:name="P39" style:parent-style-name="Standard" style:family="paragraph">
      <style:paragraph-properties fo:background-color="#808080"/>
      <style:text-properties fo:background-color="#CCCCCC"/>
    </style:style>
    <style:style style:name="P40" style:parent-style-name="Standard" style:family="paragraph">
      <style:paragraph-properties fo:background-color="#808080"/>
      <style:text-properties fo:background-color="#CCCCCC"/>
    </style:style>
    <style:style style:name="P41" style:parent-style-name="Standard" style:family="paragraph">
      <style:paragraph-properties fo:background-color="#808080"/>
      <style:text-properties fo:background-color="#CCCCCC"/>
    </style:style>
    <style:style style:name="P42" style:parent-style-name="Standard" style:family="paragraph">
      <style:paragraph-properties fo:background-color="#808080"/>
      <style:text-properties fo:background-color="#CCCCCC"/>
    </style:style>
    <style:style style:name="P43" style:parent-style-name="Standard" style:family="paragraph">
      <style:paragraph-properties fo:background-color="#808080"/>
      <style:text-properties fo:background-color="#CCCCCC"/>
    </style:style>
    <style:style style:name="P44" style:parent-style-name="Standard" style:family="paragraph">
      <style:paragraph-properties fo:background-color="#808080"/>
      <style:text-properties fo:background-color="#CCCCCC"/>
    </style:style>
    <style:style style:name="P45" style:parent-style-name="Standard" style:family="paragraph">
      <style:paragraph-properties fo:background-color="#808080"/>
      <style:text-properties fo:background-color="#CCCCCC"/>
    </style:style>
    <style:style style:name="P46" style:parent-style-name="Standard" style:family="paragraph">
      <style:paragraph-properties fo:background-color="#808080"/>
      <style:text-properties fo:background-color="#CCCCCC"/>
    </style:style>
    <style:style style:name="P47" style:parent-style-name="Standard" style:family="paragraph">
      <style:paragraph-properties fo:background-color="#808080"/>
      <style:text-properties fo:background-color="#CCCCCC"/>
    </style:style>
    <style:style style:name="P48" style:parent-style-name="Standard" style:family="paragraph">
      <style:paragraph-properties fo:background-color="#808080"/>
      <style:text-properties fo:background-color="#CCCCCC"/>
    </style:style>
    <style:style style:name="P49" style:parent-style-name="Standard" style:family="paragraph">
      <style:paragraph-properties fo:background-color="#808080"/>
      <style:text-properties fo:background-color="#CCCCCC"/>
    </style:style>
    <style:style style:name="P50" style:parent-style-name="Standard" style:family="paragraph">
      <style:paragraph-properties fo:background-color="#808080"/>
      <style:text-properties fo:background-color="#CCCCCC"/>
    </style:style>
    <style:style style:name="P51" style:parent-style-name="Standard" style:family="paragraph">
      <style:paragraph-properties fo:background-color="#808080"/>
      <style:text-properties fo:background-color="#CCCCCC"/>
    </style:style>
    <style:style style:name="P52" style:parent-style-name="Standard" style:family="paragraph">
      <style:paragraph-properties fo:background-color="#808080"/>
      <style:text-properties fo:background-color="#CCCCCC"/>
    </style:style>
    <style:style style:name="P53" style:parent-style-name="Standard" style:family="paragraph">
      <style:paragraph-properties fo:background-color="#808080"/>
      <style:text-properties fo:background-color="#CCCCCC"/>
    </style:style>
    <style:style style:name="P54" style:parent-style-name="Standard" style:family="paragraph">
      <style:paragraph-properties fo:background-color="#808080"/>
      <style:text-properties fo:background-color="#CCCCCC"/>
    </style:style>
    <style:style style:name="P55" style:parent-style-name="Standard" style:family="paragraph">
      <style:paragraph-properties fo:background-color="#808080"/>
      <style:text-properties fo:background-color="#CCCCCC"/>
    </style:style>
    <style:style style:name="P56" style:parent-style-name="Standard" style:family="paragraph">
      <style:paragraph-properties fo:background-color="#808080"/>
      <style:text-properties fo:background-color="#CCCCCC"/>
    </style:style>
    <style:style style:name="P57" style:parent-style-name="Standard" style:family="paragraph">
      <style:paragraph-properties fo:background-color="#808080"/>
      <style:text-properties fo:background-color="#CCCCCC"/>
    </style:style>
    <style:style style:name="P58" style:parent-style-name="Standard" style:family="paragraph">
      <style:paragraph-properties fo:background-color="#808080"/>
      <style:text-properties fo:background-color="#CCCCCC"/>
    </style:style>
    <style:style style:name="P59" style:parent-style-name="Standard" style:family="paragraph">
      <style:paragraph-properties fo:background-color="#808080"/>
      <style:text-properties fo:background-color="#CCCCCC"/>
    </style:style>
    <style:style style:name="P60" style:parent-style-name="Standard" style:family="paragraph">
      <style:paragraph-properties fo:background-color="#808080"/>
      <style:text-properties fo:background-color="#CCCCCC"/>
    </style:style>
    <style:style style:name="P61" style:parent-style-name="Standard" style:family="paragraph">
      <style:paragraph-properties fo:background-color="#808080"/>
      <style:text-properties fo:background-color="#CCCCCC"/>
    </style:style>
    <style:style style:name="P62" style:parent-style-name="Standard" style:family="paragraph">
      <style:paragraph-properties fo:background-color="#808080"/>
      <style:text-properties fo:background-color="#CCCCCC"/>
    </style:style>
    <style:style style:name="P63" style:parent-style-name="Standard" style:family="paragraph">
      <style:paragraph-properties fo:background-color="#808080"/>
      <style:text-properties fo:background-color="#CCCCCC"/>
    </style:style>
    <style:style style:name="P64" style:parent-style-name="Standard" style:family="paragraph">
      <style:paragraph-properties fo:background-color="#808080"/>
      <style:text-properties fo:background-color="#CCCCCC"/>
    </style:style>
    <style:style style:name="P65" style:parent-style-name="Standard" style:family="paragraph">
      <style:paragraph-properties fo:background-color="#808080"/>
      <style:text-properties fo:background-color="#CCCCCC"/>
    </style:style>
    <style:style style:name="P66" style:parent-style-name="Standard" style:family="paragraph">
      <style:paragraph-properties fo:background-color="#808080"/>
      <style:text-properties fo:background-color="#CCCCCC"/>
    </style:style>
    <style:style style:name="P67" style:parent-style-name="Standard" style:family="paragraph">
      <style:paragraph-properties fo:background-color="#808080"/>
      <style:text-properties fo:background-color="#CCCCCC"/>
    </style:style>
    <style:style style:name="P68" style:parent-style-name="Standard" style:family="paragraph">
      <style:paragraph-properties fo:background-color="#808080"/>
      <style:text-properties fo:background-color="#CCCCCC"/>
    </style:style>
    <style:style style:name="P69" style:parent-style-name="Standard" style:family="paragraph">
      <style:paragraph-properties fo:background-color="#808080"/>
      <style:text-properties fo:background-color="#CCCCCC"/>
    </style:style>
    <style:style style:name="P70" style:parent-style-name="Standard" style:family="paragraph">
      <style:paragraph-properties fo:background-color="#808080"/>
      <style:text-properties fo:background-color="#CCCCCC"/>
    </style:style>
    <style:style style:name="P71" style:parent-style-name="Standard" style:family="paragraph">
      <style:paragraph-properties fo:background-color="#808080"/>
      <style:text-properties fo:background-color="#CCCCCC"/>
    </style:style>
    <style:style style:name="P72" style:parent-style-name="Standard" style:family="paragraph">
      <style:paragraph-properties fo:background-color="#808080"/>
      <style:text-properties fo:background-color="#CCCCCC"/>
    </style:style>
    <style:style style:name="P73" style:parent-style-name="Standard" style:family="paragraph">
      <style:paragraph-properties fo:background-color="#808080"/>
      <style:text-properties fo:background-color="#CCCCCC"/>
    </style:style>
    <style:style style:name="P74" style:parent-style-name="Standard" style:family="paragraph">
      <style:paragraph-properties fo:background-color="#808080"/>
      <style:text-properties fo:background-color="#CCCCCC"/>
    </style:style>
    <style:style style:name="P75" style:parent-style-name="Standard" style:family="paragraph">
      <style:paragraph-properties fo:background-color="#808080"/>
      <style:text-properties fo:background-color="#CCCCCC"/>
    </style:style>
    <style:style style:name="P76" style:parent-style-name="Standard" style:family="paragraph">
      <style:paragraph-properties fo:background-color="#808080"/>
      <style:text-properties fo:background-color="#CCCCCC"/>
    </style:style>
    <style:style style:name="P77" style:parent-style-name="Standard" style:family="paragraph">
      <style:paragraph-properties fo:background-color="#808080"/>
      <style:text-properties fo:background-color="#CCCCCC"/>
    </style:style>
    <style:style style:name="P78" style:parent-style-name="Standard" style:family="paragraph">
      <style:paragraph-properties fo:background-color="#808080"/>
      <style:text-properties fo:background-color="#CCCCCC"/>
    </style:style>
    <style:style style:name="P79" style:parent-style-name="Standard" style:family="paragraph">
      <style:paragraph-properties fo:background-color="#808080"/>
      <style:text-properties fo:background-color="#CCCCCC"/>
    </style:style>
    <style:style style:name="P80" style:parent-style-name="Standard" style:family="paragraph">
      <style:paragraph-properties fo:background-color="#808080"/>
      <style:text-properties fo:background-color="#CCCCCC"/>
    </style:style>
    <style:style style:name="P81" style:parent-style-name="Standard" style:family="paragraph">
      <style:paragraph-properties fo:background-color="#808080"/>
      <style:text-properties fo:background-color="#CCCCCC"/>
    </style:style>
    <style:style style:name="P82" style:parent-style-name="Standard" style:family="paragraph">
      <style:paragraph-properties fo:background-color="#808080"/>
      <style:text-properties fo:background-color="#CCCCCC"/>
    </style:style>
    <style:style style:name="P83" style:parent-style-name="Standard" style:family="paragraph">
      <style:paragraph-properties fo:background-color="#808080"/>
      <style:text-properties fo:background-color="#CCCCCC"/>
    </style:style>
    <style:style style:name="P84" style:parent-style-name="Standard" style:family="paragraph">
      <style:paragraph-properties fo:background-color="#808080"/>
      <style:text-properties fo:background-color="#CCCCCC"/>
    </style:style>
    <style:style style:name="P85" style:parent-style-name="Standard" style:family="paragraph">
      <style:paragraph-properties fo:background-color="#808080"/>
      <style:text-properties fo:background-color="#CCCCCC"/>
    </style:style>
    <style:style style:name="P86" style:parent-style-name="Standard" style:family="paragraph">
      <style:paragraph-properties fo:background-color="#808080"/>
      <style:text-properties fo:background-color="#CCCCCC"/>
    </style:style>
    <style:style style:name="P87" style:parent-style-name="Standard" style:family="paragraph">
      <style:paragraph-properties fo:background-color="#808080"/>
      <style:text-properties fo:background-color="#CCCCCC"/>
    </style:style>
    <style:style style:name="P88" style:parent-style-name="Standard" style:family="paragraph">
      <style:paragraph-properties fo:background-color="#808080"/>
      <style:text-properties fo:background-color="#CCCCCC"/>
    </style:style>
    <style:style style:name="P89" style:parent-style-name="Standard" style:family="paragraph">
      <style:paragraph-properties fo:background-color="#808080"/>
      <style:text-properties fo:background-color="#CCCCCC"/>
    </style:style>
    <style:style style:name="P90" style:parent-style-name="Standard" style:family="paragraph">
      <style:paragraph-properties fo:background-color="#808080"/>
      <style:text-properties fo:background-color="#CCCCCC"/>
    </style:style>
    <style:style style:name="P91" style:parent-style-name="Standard" style:family="paragraph">
      <style:paragraph-properties fo:background-color="#808080"/>
    </style:style>
    <style:style style:name="T92" style:parent-style-name="DefaultParagraphFont" style:family="text">
      <style:text-properties fo:font-weight="bold" style:font-weight-asian="bold" style:font-weight-complex="bold" fo:background-color="#CCCCCC"/>
    </style:style>
    <style:style style:name="T93" style:parent-style-name="DefaultParagraphFont" style:family="text">
      <style:text-properties fo:background-color="#CCCCCC"/>
    </style:style>
    <style:style style:name="P94" style:parent-style-name="Standard" style:family="paragraph">
      <style:paragraph-properties fo:background-color="#808080"/>
      <style:text-properties fo:background-color="#CCCCCC"/>
    </style:style>
    <style:style style:name="P95" style:parent-style-name="Standard" style:family="paragraph">
      <style:paragraph-properties fo:background-color="#808080"/>
      <style:text-properties fo:background-color="#CCCCCC"/>
    </style:style>
    <style:style style:name="P96" style:parent-style-name="Standard" style:family="paragraph">
      <style:paragraph-properties fo:background-color="#808080"/>
      <style:text-properties fo:background-color="#CCCCCC"/>
    </style:style>
    <style:style style:name="P97" style:parent-style-name="Standard" style:family="paragraph">
      <style:paragraph-properties fo:background-color="#808080"/>
      <style:text-properties fo:background-color="#CCCCCC"/>
    </style:style>
    <style:style style:name="P98" style:parent-style-name="Standard" style:family="paragraph">
      <style:paragraph-properties fo:background-color="#808080"/>
    </style:style>
    <style:style style:name="T99" style:parent-style-name="DefaultParagraphFont" style:family="text">
      <style:text-properties fo:background-color="#CCCCCC"/>
    </style:style>
    <style:style style:name="T100" style:parent-style-name="DefaultParagraphFont" style:family="text">
      <style:text-properties fo:background-color="#66FF00"/>
    </style:style>
    <style:style style:name="T101" style:parent-style-name="DefaultParagraphFont" style:family="text">
      <style:text-properties fo:background-color="#66FF00"/>
    </style:style>
    <style:style style:name="P102" style:parent-style-name="Standard" style:family="paragraph">
      <style:paragraph-properties fo:background-color="#808080"/>
      <style:text-properties fo:background-color="#CCCCCC"/>
    </style:style>
    <style:style style:name="P103" style:parent-style-name="Standard" style:family="paragraph">
      <style:paragraph-properties fo:background-color="#808080"/>
      <style:text-properties fo:background-color="#CCCCCC"/>
    </style:style>
    <style:style style:name="P104" style:parent-style-name="Standard" style:family="paragraph">
      <style:paragraph-properties fo:background-color="#808080"/>
      <style:text-properties fo:background-color="#CCCCCC"/>
    </style:style>
    <style:style style:name="P105" style:parent-style-name="Standard" style:family="paragraph">
      <style:paragraph-properties fo:background-color="#808080"/>
      <style:text-properties fo:background-color="#CCCCCC"/>
    </style:style>
    <style:style style:name="P106" style:parent-style-name="Standard" style:family="paragraph">
      <style:paragraph-properties fo:background-color="#808080"/>
      <style:text-properties fo:background-color="#CCCCCC"/>
    </style:style>
    <style:style style:name="P107" style:parent-style-name="Standard" style:family="paragraph">
      <style:paragraph-properties fo:background-color="#808080"/>
      <style:text-properties fo:background-color="#CCCCCC"/>
    </style:style>
    <style:style style:name="P108" style:parent-style-name="Standard" style:family="paragraph">
      <style:paragraph-properties fo:background-color="#808080"/>
      <style:text-properties fo:background-color="#CCCCCC"/>
    </style:style>
    <style:style style:name="P109" style:parent-style-name="Standard" style:family="paragraph">
      <style:paragraph-properties fo:background-color="#808080"/>
      <style:text-properties fo:background-color="#CCCCCC"/>
    </style:style>
    <style:style style:name="P110" style:parent-style-name="Standard" style:family="paragraph">
      <style:paragraph-properties fo:background-color="#808080"/>
      <style:text-properties fo:background-color="#CCCCCC"/>
    </style:style>
    <style:style style:name="P111" style:parent-style-name="Standard" style:family="paragraph">
      <style:paragraph-properties fo:background-color="#808080"/>
      <style:text-properties fo:background-color="#CCCCCC"/>
    </style:style>
    <style:style style:name="P112" style:parent-style-name="Standard" style:family="paragraph">
      <style:paragraph-properties fo:background-color="#808080"/>
      <style:text-properties fo:background-color="#CCCCCC"/>
    </style:style>
    <style:style style:name="P113" style:parent-style-name="Standard" style:family="paragraph">
      <style:paragraph-properties fo:background-color="#808080"/>
      <style:text-properties fo:background-color="#CCCCCC"/>
    </style:style>
    <style:style style:name="P114" style:parent-style-name="Standard" style:family="paragraph">
      <style:paragraph-properties fo:background-color="#808080"/>
      <style:text-properties fo:background-color="#CCCCCC"/>
    </style:style>
    <style:style style:name="P115" style:parent-style-name="Standard" style:family="paragraph">
      <style:paragraph-properties fo:background-color="#808080"/>
      <style:text-properties fo:background-color="#CCCCCC"/>
    </style:style>
    <style:style style:name="P116" style:parent-style-name="Standard" style:family="paragraph">
      <style:paragraph-properties fo:background-color="#808080"/>
      <style:text-properties fo:background-color="#CCCCCC"/>
    </style:style>
    <style:style style:name="P117" style:parent-style-name="Standard" style:family="paragraph">
      <style:paragraph-properties fo:background-color="#808080"/>
      <style:text-properties fo:background-color="#CCCCCC"/>
    </style:style>
    <style:style style:name="P118" style:parent-style-name="Standard" style:family="paragraph">
      <style:paragraph-properties fo:background-color="#808080"/>
      <style:text-properties fo:background-color="#CCCCCC"/>
    </style:style>
    <style:style style:name="P119" style:parent-style-name="Standard" style:family="paragraph">
      <style:paragraph-properties fo:background-color="#808080"/>
      <style:text-properties fo:background-color="#CCCCCC"/>
    </style:style>
    <style:style style:name="P120" style:parent-style-name="Standard" style:family="paragraph">
      <style:paragraph-properties fo:background-color="#808080"/>
      <style:text-properties fo:background-color="#CCCCCC"/>
    </style:style>
    <style:style style:name="P121" style:parent-style-name="Standard" style:family="paragraph">
      <style:paragraph-properties fo:background-color="#808080"/>
      <style:text-properties fo:background-color="#CCCCCC"/>
    </style:style>
    <style:style style:name="P122" style:parent-style-name="Standard" style:family="paragraph">
      <style:paragraph-properties fo:background-color="#808080"/>
      <style:text-properties fo:background-color="#CCCCCC"/>
    </style:style>
    <style:style style:name="P123" style:parent-style-name="Standard" style:family="paragraph">
      <style:paragraph-properties fo:background-color="#808080"/>
      <style:text-properties fo:background-color="#CCCCCC"/>
    </style:style>
    <style:style style:name="P124" style:parent-style-name="Standard" style:family="paragraph">
      <style:paragraph-properties fo:background-color="#808080"/>
      <style:text-properties fo:background-color="#CCCCCC"/>
    </style:style>
    <style:style style:name="P125" style:parent-style-name="Standard" style:family="paragraph">
      <style:paragraph-properties fo:background-color="#808080"/>
      <style:text-properties fo:background-color="#CCCCCC"/>
    </style:style>
    <style:style style:name="P126" style:parent-style-name="Standard" style:family="paragraph">
      <style:paragraph-properties fo:background-color="#808080"/>
      <style:text-properties fo:background-color="#CCCCCC"/>
    </style:style>
    <style:style style:name="P127" style:parent-style-name="Standard" style:family="paragraph">
      <style:paragraph-properties fo:background-color="#808080"/>
      <style:text-properties fo:background-color="#CCCCCC"/>
    </style:style>
    <style:style style:name="P128" style:parent-style-name="Standard" style:family="paragraph">
      <style:paragraph-properties fo:background-color="#808080"/>
      <style:text-properties fo:background-color="#CCCCCC"/>
    </style:style>
    <style:style style:name="P129" style:parent-style-name="Standard" style:family="paragraph">
      <style:paragraph-properties fo:background-color="#808080"/>
      <style:text-properties fo:background-color="#CCCCCC"/>
    </style:style>
    <style:style style:name="P130" style:parent-style-name="Standard" style:family="paragraph">
      <style:paragraph-properties fo:background-color="#808080"/>
      <style:text-properties fo:background-color="#CCCCCC"/>
    </style:style>
    <style:style style:name="P131" style:parent-style-name="Standard" style:family="paragraph">
      <style:paragraph-properties fo:background-color="#808080"/>
      <style:text-properties fo:background-color="#CCCCCC"/>
    </style:style>
    <style:style style:name="P132" style:parent-style-name="Standard" style:family="paragraph">
      <style:paragraph-properties fo:background-color="#808080"/>
      <style:text-properties fo:background-color="#CCCCCC"/>
    </style:style>
    <style:style style:name="P133" style:parent-style-name="Standard" style:family="paragraph">
      <style:paragraph-properties fo:background-color="#808080"/>
      <style:text-properties fo:background-color="#CCCCCC"/>
    </style:style>
    <style:style style:name="P134" style:parent-style-name="Standard" style:family="paragraph">
      <style:paragraph-properties fo:background-color="#808080"/>
      <style:text-properties fo:background-color="#CCCCCC"/>
    </style:style>
    <style:style style:name="P135" style:parent-style-name="Standard" style:family="paragraph">
      <style:paragraph-properties fo:background-color="#808080"/>
      <style:text-properties fo:background-color="#CCCCCC"/>
    </style:style>
    <style:style style:name="P136" style:parent-style-name="Standard" style:family="paragraph">
      <style:paragraph-properties fo:background-color="#808080"/>
      <style:text-properties fo:background-color="#CCCCCC"/>
    </style:style>
    <style:style style:name="P137" style:parent-style-name="Standard" style:family="paragraph">
      <style:paragraph-properties fo:background-color="#808080"/>
      <style:text-properties fo:background-color="#CCCCCC"/>
    </style:style>
    <style:style style:name="P138" style:parent-style-name="Standard" style:family="paragraph">
      <style:paragraph-properties fo:background-color="#808080"/>
      <style:text-properties fo:background-color="#CCCCCC"/>
    </style:style>
    <style:style style:name="P139" style:parent-style-name="Standard" style:family="paragraph">
      <style:paragraph-properties fo:background-color="#808080"/>
      <style:text-properties fo:background-color="#CCCCCC"/>
    </style:style>
    <style:style style:name="P140" style:parent-style-name="Standard" style:family="paragraph">
      <style:paragraph-properties fo:background-color="#808080"/>
      <style:text-properties fo:background-color="#CCCCCC"/>
    </style:style>
    <style:style style:name="P141" style:parent-style-name="Standard" style:family="paragraph">
      <style:paragraph-properties fo:background-color="#808080"/>
      <style:text-properties fo:background-color="#CCCCCC"/>
    </style:style>
    <style:style style:name="P142" style:parent-style-name="Standard" style:family="paragraph">
      <style:paragraph-properties fo:background-color="#808080"/>
      <style:text-properties fo:background-color="#CCCCCC"/>
    </style:style>
    <style:style style:name="P143" style:parent-style-name="Standard" style:family="paragraph">
      <style:paragraph-properties fo:background-color="#808080"/>
      <style:text-properties fo:background-color="#CCCCCC"/>
    </style:style>
    <style:style style:name="P144" style:parent-style-name="Standard" style:family="paragraph">
      <style:paragraph-properties fo:background-color="#808080"/>
      <style:text-properties fo:background-color="#CCCCCC"/>
    </style:style>
    <style:style style:name="P145" style:parent-style-name="Standard" style:family="paragraph">
      <style:paragraph-properties fo:background-color="#808080"/>
      <style:text-properties fo:background-color="#CCCCCC"/>
    </style:style>
    <style:style style:name="P146" style:parent-style-name="Standard" style:family="paragraph">
      <style:paragraph-properties fo:background-color="#808080"/>
      <style:text-properties fo:background-color="#CCCCCC"/>
    </style:style>
    <style:style style:name="P147" style:parent-style-name="Standard" style:family="paragraph">
      <style:paragraph-properties fo:background-color="#808080"/>
      <style:text-properties fo:background-color="#CCCCCC"/>
    </style:style>
    <style:style style:name="P148" style:parent-style-name="Standard" style:family="paragraph">
      <style:paragraph-properties fo:background-color="#808080"/>
      <style:text-properties fo:background-color="#CCCCCC"/>
    </style:style>
    <style:style style:name="P149" style:parent-style-name="Standard" style:family="paragraph">
      <style:paragraph-properties fo:background-color="#808080"/>
      <style:text-properties fo:background-color="#CCCCCC"/>
    </style:style>
    <style:style style:name="P150" style:parent-style-name="Standard" style:family="paragraph">
      <style:paragraph-properties fo:background-color="#808080"/>
      <style:text-properties fo:background-color="#CCCCCC"/>
    </style:style>
    <style:style style:name="P151" style:parent-style-name="Standard" style:family="paragraph">
      <style:paragraph-properties fo:background-color="#808080"/>
      <style:text-properties fo:background-color="#CCCCCC"/>
    </style:style>
    <style:style style:name="P152" style:parent-style-name="Standard" style:family="paragraph">
      <style:paragraph-properties fo:background-color="#808080"/>
      <style:text-properties fo:background-color="#CCCCCC"/>
    </style:style>
    <style:style style:name="P153" style:parent-style-name="Standard" style:family="paragraph">
      <style:paragraph-properties fo:background-color="#808080"/>
      <style:text-properties fo:background-color="#CCCCCC"/>
    </style:style>
    <style:style style:name="P154" style:parent-style-name="Standard" style:family="paragraph">
      <style:paragraph-properties fo:background-color="#808080"/>
      <style:text-properties fo:background-color="#CCCCCC"/>
    </style:style>
    <style:style style:name="P155" style:parent-style-name="Standard" style:family="paragraph">
      <style:paragraph-properties fo:background-color="#808080"/>
      <style:text-properties fo:background-color="#CCCCCC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P157" style:parent-style-name="Standard" style:list-style-name="LFO3" style:family="paragraph"/>
    <style:style style:name="P158" style:parent-style-name="Standard" style:list-style-name="LFO3" style:family="paragraph"/>
    <style:style style:name="P159" style:parent-style-name="Standard" style:list-style-name="LFO3" style:family="paragraph"/>
    <style:style style:name="P160" style:parent-style-name="Standard" style:family="paragraph">
      <style:text-properties fo:color="#808080"/>
    </style:style>
    <style:style style:name="P161" style:parent-style-name="Standard" style:family="paragraph">
      <style:text-properties fo:color="#808080"/>
    </style:style>
    <style:style style:name="T162" style:parent-style-name="DefaultParagraphFont" style:family="text">
      <style:text-properties fo:color="#808080"/>
    </style:style>
    <style:style style:name="T163" style:parent-style-name="SourceText" style:family="text">
      <style:text-properties style:font-name="Consolas, Menlo, Monaco, 'Lucid" fo:color="#808080" fo:font-size="8.5pt" style:font-size-asian="8.5pt" fo:background-color="#EEEEEE"/>
    </style:style>
    <style:style style:name="P164" style:parent-style-name="Standard" style:family="paragraph">
      <style:text-properties fo:color="#808080"/>
    </style:style>
    <style:style style:name="P165" style:parent-style-name="Standard" style:list-style-name="LFO3" style:family="paragraph"/>
    <style:style style:name="P166" style:parent-style-name="Standard" style:list-style-name="LFO3" style:family="paragraph"/>
    <style:style style:name="P167" style:parent-style-name="Standard" style:list-style-name="LFO3" style:family="paragraph"/>
  </office:automatic-styles>
  <office:body>
    <office:text text:use-soft-page-breaks="true">
      <text:p text:style-name="P1">Configuring the Wi-Fi Module (ESP8266 Thing)</text:p>
      <text:p text:style-name="Standard"/>
      <text:p text:style-name="Standard"><text:span text:style-name="T4">Aim :</text:span><text:s/>Configure the WiFi module to connect to a local network and act as a web server to respond to requests from devices in the same network.</text:p>
      <text:p text:style-name="Standard">A request is a ping from a device to the WiFi module.</text:p>
      <text:p text:style-name="Standard">A response is the pin values of the WiFi module.</text:p>
      <text:p text:style-name="Standard"/>
      <text:p text:style-name="Standard"><text:span text:style-name="T5">Requirements:</text:span><text:span text:style-name="T6"><text:s/></text:span><text:s text:c="2"/></text:p>
      <text:p text:style-name="Standard"/>
      <text:list text:style-name="LFO1" text:continue-numbering="true">
        <text:list-item>
          <text:p text:style-name="P7">SparkFun ESP8266 Thing</text:p>
        </text:list-item>
        <text:list-item>
          <text:p text:style-name="P8">SparkFun FTDI Basic</text:p>
        </text:list-item>
        <text:list-item>
          <text:p text:style-name="P9">Arduino IDE – 1.6.5 <text:s text:c="6"/>//<text:span text:style-name="T10">Configured to work with SparkFun Boards</text:span></text:p>
        </text:list-item>
      </text:list>
      <text:p text:style-name="Standard"/>
      <text:p text:style-name="P11">Working:</text:p>
      <text:p text:style-name="Standard"/>
      <text:p text:style-name="P12">1. Setting Up -</text:p>
      <text:p text:style-name="Standard"/>
      <text:list text:style-name="LFO2" text:continue-numbering="true">
        <text:list-item>
          <text:p text:style-name="P13">Start the Arduino IDE -1.6.5 as administrator.<text:s/><text:span text:style-name="T14">//To allow access to the serial port tab</text:span></text:p>
        </text:list-item>
        <text:list-item>
          <text:p text:style-name="P15">Power up the SparkFun thing with either a USB cable or a battery.</text:p>
        </text:list-item>
        <text:list-item>
          <text:p text:style-name="P16">Connect the FTDI basic to the serial pins of the Thing and note the port number of the basic.</text:p>
        </text:list-item>
        <text:list-item>
          <text:p text:style-name="P17">In the IDE, select the board as SparkFun ESP8266 Thing and the port number as the one noted in the above step.</text:p>
        </text:list-item>
        <text:list-item>
          <text:p text:style-name="P18">Copy the<text:s/>following code and paste it in the arduino sketch and hit upload.</text:p>
        </text:list-item>
      </text:list>
      <text:p text:style-name="Standard"/>
      <text:p text:style-name="P19">2. Code Used -</text:p>
      <text:p text:style-name="Standard"/>
      <text:p text:style-name="Standard">The following code is used to configure the wifi module to act as a web server to respond to requests from devices in the same network.</text:p>
      <text:p text:style-name="Standard"/>
      <text:p text:style-name="P20">// Note that the devices need to be connected to the same network as the wifi module</text:p>
      <text:p text:style-name="Standard"/>
      <text:p text:style-name="Standard">Edit the code according to the network in use.<text:s/><text:span text:style-name="T21">Set WiFiSSID[] and WiFiPSK[] variables</text:span><text:s/>as the ssid and password of the network.</text:p>
      <text:p text:style-name="Standard"/>
      <text:p text:style-name="P22">// Include the ESP8266 WiFi library. (Works a lot like the Arduino WiFi library.)</text:p>
      <text:p text:style-name="P23">#include &lt;ESP8266WiFi.h&gt;</text:p>
      <text:p text:style-name="P24"/>
      <text:p text:style-name="P25">// WiFi Definitions //</text:p>
      <text:p text:style-name="P26"><text:span text:style-name="T27">const char WiFiSSID[] = " <text:s/>"; <text:s/></text:span><text:span text:style-name="T28">//Set network specifications</text:span></text:p>
      <text:p text:style-name="P29">const char WiFiPSK[] = " <text:s/>";</text:p>
      <text:p text:style-name="P30"/>
      <text:p text:style-name="P31">// Pin Definitions //</text:p>
      <text:p text:style-name="P32"/>
      <text:p text:style-name="P33">const int LED_PIN = 5; // Thing's onboard, green LED</text:p>
      <text:p text:style-name="P34">const int ANALOG_PIN = A0; // The<text:s/>only analog pin on the Thing</text:p>
      <text:p text:style-name="P35">const int DIGITAL_PIN = 12; // Digital pin to be read</text:p>
      <text:p text:style-name="P36"/>
      <text:p text:style-name="P37">//Define pins in the similar manner if more pins are to be used.</text:p>
      <text:p text:style-name="P38"/>
      <text:p text:style-name="P39">WiFiServer server(80);</text:p>
      <text:p text:style-name="P40"/>
      <text:p text:style-name="P41">void setup()</text:p>
      <text:p text:style-name="P42">{</text:p>
      <text:p text:style-name="P43"><text:s text:c="2"/>initHardware();</text:p>
      <text:p text:style-name="P44"><text:s text:c="2"/>connectWiFi();</text:p>
      <text:p text:style-name="P45"><text:s text:c="2"/>digitalWrite(LED_PIN, HIGH);</text:p>
      <text:p text:style-name="P46"><text:s text:c="2"/>server.begin();</text:p>
      <text:p text:style-name="P47">}</text:p>
      <text:p text:style-name="P48"/>
      <text:p text:style-name="P49">void loop()</text:p>
      <text:p text:style-name="P50">{</text:p>
      <text:p text:style-name="P51"><text:s text:c="2"/>// Check if a client has connected</text:p>
      <text:p text:style-name="P52"><text:s text:c="2"/>WiFiClient client = server.available();</text:p>
      <text:p text:style-name="P53"><text:s text:c="2"/>if (!client) {</text:p>
      <text:p text:style-name="P54"><text:s text:c="4"/>return;</text:p>
      <text:p text:style-name="P55"><text:s text:c="2"/>}</text:p>
      <text:p text:style-name="P56"/>
      <text:p text:style-name="P57"><text:s text:c="2"/>// Read the first line of the request</text:p>
      <text:p text:style-name="P58"><text:s text:c="2"/>String req = client.readStringUntil('\r');</text:p>
      <text:p text:style-name="P59"><text:s text:c="2"/>Serial.println(req);</text:p>
      <text:p text:style-name="P60"><text:s text:c="2"/>client.flush();</text:p>
      <text:p text:style-name="P61"/>
      <text:p text:style-name="P62"><text:s text:c="2"/>// Match the request</text:p>
      <text:p text:style-name="P63"><text:s text:c="2"/>int val = -1; // We'll use 'val' to keep track of both the</text:p>
      <text:p text:style-name="P64"><text:s text:c="16"/>// request type (read/set) and value if set.</text:p>
      <text:p text:style-name="P65"><text:s text:c="2"/>if (req.indexOf("/led/0") != -1)</text:p>
      <text:p text:style-name="P66"><text:s text:c="4"/>val = 0; // Will write LED low</text:p>
      <text:p text:style-name="P67"><text:s text:c="2"/>else if (req.indexOf("/led/1") != -1)</text:p>
      <text:p text:style-name="P68"><text:s text:c="4"/>val = 1; // Will write LED high</text:p>
      <text:p text:style-name="P69"><text:s text:c="2"/>else if (req.indexOf("/read") != -1)</text:p>
      <text:p text:style-name="P70"><text:s text:c="4"/>val = -2; // Will print pin reads</text:p>
      <text:p text:style-name="P71"><text:s text:c="2"/>// Otherwise request will be invalid. We'll say as much in HTML</text:p>
      <text:p text:style-name="P72"/>
      <text:p text:style-name="P73"><text:s text:c="2"/>// Set GPIO5 according to the request</text:p>
      <text:p text:style-name="P74"><text:s text:c="2"/>if (val &gt;= 0)</text:p>
      <text:p text:style-name="P75"><text:s text:c="4"/>digitalWrite(LED_PIN, val);</text:p>
      <text:p text:style-name="P76"/>
      <text:p text:style-name="P77"><text:s text:c="2"/>client.flush();</text:p>
      <text:p text:style-name="P78"/>
      <text:p text:style-name="P79"><text:s text:c="2"/>// Prepare the response. Start with the common header:</text:p>
      <text:p text:style-name="P80"><text:s text:c="2"/>String s = "HTTP/1.1 200 OK\r\n";</text:p>
      <text:p text:style-name="P81"><text:s text:c="2"/>s += "Content-Type: text/html\r\n\r\n";</text:p>
      <text:p text:style-name="P82"><text:s text:c="2"/>s += "&lt;!DOCTYPE HTML&gt;\r\n&lt;html&gt;\r\n";</text:p>
      <text:p text:style-name="P83"><text:s text:c="2"/>// If we're setting the LED, print out a message saying we did</text:p>
      <text:p text:style-name="P84"><text:s text:c="2"/>if (val &gt;= 0)</text:p>
      <text:p text:style-name="P85"><text:s text:c="2"/>{</text:p>
      <text:p text:style-name="P86"><text:s text:c="4"/>s += "LED is now ";</text:p>
      <text:p text:style-name="P87"><text:s text:c="4"/>s += (val)?"on":"off";</text:p>
      <text:p text:style-name="P88"><text:s text:c="2"/>}</text:p>
      <text:p text:style-name="P89"><text:s text:c="2"/>else if (val == -2)</text:p>
      <text:p text:style-name="P90"><text:s text:c="2"/>{ // If we're reading pins, print out those values:</text:p>
      <text:soft-page-break/>
      <text:p text:style-name="P91"><text:span text:style-name="T92">Edison + wifi module + node-red/edison</text:span><text:span text:style-name="T93"><text:s text:c="4"/>s += "Analog Pin = ";</text:span></text:p>
      <text:p text:style-name="P94"><text:s text:c="4"/>s += String(analogRead(ANALOG_PIN));</text:p>
      <text:p text:style-name="P95"><text:s text:c="4"/>s += "&lt;br&gt;"; // Go to the next line.</text:p>
      <text:p text:style-name="P96"><text:s text:c="4"/>s += "Digital Pin 12 = ";</text:p>
      <text:p text:style-name="P97"><text:s text:c="4"/>s += String(digitalRead(DIGITAL_PIN));</text:p>
      <text:p text:style-name="P98"><text:span text:style-name="T99"><text:s text:c="2"/>} <text:s/>//<text:s/></text:span><text:span text:style-name="T100">Add pin names and pin values to the string “s” in the similar way<text:s/></text:span><text:span text:style-name="T101">if more pins have been defined.</text:span></text:p>
      <text:p text:style-name="P102"><text:s text:c="2"/>else</text:p>
      <text:p text:style-name="P103"><text:s text:c="2"/>{</text:p>
      <text:p text:style-name="P104"><text:s text:c="4"/>s += "Invalid Request.&lt;br&gt; Try /led/1, /led/0, or /read.";</text:p>
      <text:p text:style-name="P105"><text:s text:c="2"/>}</text:p>
      <text:p text:style-name="P106"><text:s text:c="2"/>s += "&lt;/html&gt;\n";</text:p>
      <text:p text:style-name="P107"/>
      <text:p text:style-name="P108"><text:s text:c="2"/>// Send the response to the client</text:p>
      <text:p text:style-name="P109"><text:s text:c="2"/>client.print(s);</text:p>
      <text:p text:style-name="P110"><text:s text:c="2"/>delay(1);</text:p>
      <text:p text:style-name="P111"><text:s text:c="2"/>Serial.println("Client disonnected");</text:p>
      <text:p text:style-name="P112"/>
      <text:p text:style-name="P113"><text:s text:c="2"/>// The client<text:s/>will actually be disconnected</text:p>
      <text:p text:style-name="P114"><text:s text:c="2"/>// when the function returns and 'client' object is detroyed</text:p>
      <text:p text:style-name="P115">}</text:p>
      <text:p text:style-name="P116"/>
      <text:p text:style-name="P117">void connectWiFi()</text:p>
      <text:p text:style-name="P118">{</text:p>
      <text:p text:style-name="P119"><text:s text:c="2"/>byte ledStatus = LOW;</text:p>
      <text:p text:style-name="P120"/>
      <text:p text:style-name="P121"><text:s text:c="2"/>// Set WiFi mode to station (as opposed to AP or AP_STA)</text:p>
      <text:p text:style-name="P122"><text:s text:c="2"/>WiFi.mode(WIFI_STA);</text:p>
      <text:p text:style-name="P123"/>
      <text:p text:style-name="P124"><text:s text:c="2"/>// WiFI.begin([ssid], [passkey]) initiates a WiFI connection</text:p>
      <text:p text:style-name="P125"><text:s text:c="2"/>// to the stated [ssid], using the [passkey] as a WPA, WPA2,</text:p>
      <text:p text:style-name="P126"><text:s text:c="2"/>// or WEP passphrase.</text:p>
      <text:p text:style-name="P127"><text:s text:c="2"/>WiFi.begin(WiFiSSID, WiFiPSK);</text:p>
      <text:p text:style-name="P128"/>
      <text:p text:style-name="P129"><text:s text:c="2"/>// Use the WiFi.status() function to check if the ESP8266</text:p>
      <text:p text:style-name="P130"><text:s text:c="2"/>// is connected to a WiFi network.</text:p>
      <text:p text:style-name="P131"><text:s text:c="2"/>while (WiFi.status() != WL_CONNECTED)</text:p>
      <text:p text:style-name="P132"><text:s text:c="2"/>{</text:p>
      <text:p text:style-name="P133"><text:s text:c="4"/>// Blink the LED</text:p>
      <text:p text:style-name="P134"><text:s text:c="4"/>digitalWrite(LED_PIN, ledStatus); // Write LED high/low</text:p>
      <text:p text:style-name="P135"><text:s text:c="4"/>ledStatus = (ledStatus == HIGH) ? LOW : HIGH;</text:p>
      <text:p text:style-name="P136"/>
      <text:p text:style-name="P137"><text:s text:c="4"/>// Delays allow the ESP8266 to perform critical tasks</text:p>
      <text:p text:style-name="P138"><text:s text:c="4"/>// defined outside of the sketch. These tasks include</text:p>
      <text:p text:style-name="P139"><text:s text:c="4"/>// setting up, and maintaining, a WiFi connection.</text:p>
      <text:p text:style-name="P140"><text:s text:c="4"/>delay(100);</text:p>
      <text:p text:style-name="P141"><text:s text:c="4"/>// Potentially infinite loops are generally dangerous.</text:p>
      <text:p text:style-name="P142"><text:s text:c="4"/>// Add delays -- allowing the processor to perform other</text:p>
      <text:p text:style-name="P143"><text:s text:c="4"/>// tasks -- wherever<text:s/>possible.</text:p>
      <text:p text:style-name="P144"><text:s text:c="2"/>}</text:p>
      <text:p text:style-name="P145">}</text:p>
      <text:p text:style-name="P146"/>
      <text:p text:style-name="P147">void initHardware()</text:p>
      <text:p text:style-name="P148">{</text:p>
      <text:p text:style-name="P149"><text:s text:c="2"/>Serial.begin(115200);</text:p>
      <text:p text:style-name="P150"><text:s text:c="2"/>pinMode(DIGITAL_PIN, INPUT_PULLUP);</text:p>
      <text:p text:style-name="P151"><text:s text:c="2"/>pinMode(LED_PIN, OUTPUT);</text:p>
      <text:p text:style-name="P152"><text:s text:c="2"/>digitalWrite(LED_PIN, LOW);</text:p>
      <text:p text:style-name="P153"><text:s text:c="2"/>// Don't need to set ANALOG_PIN as input,</text:p>
      <text:p text:style-name="P154"><text:s text:c="2"/>// that's all it can be..</text:p>
      <text:p text:style-name="P155">}</text:p>
      <text:p text:style-name="Standard"/>
      <text:p text:style-name="Standard"><text:span text:style-name="T156">3. Validation -</text:span></text:p>
      <text:p text:style-name="Standard"/>
      <text:list text:style-name="LFO3" text:continue-numbering="true">
        <text:list-item>
          <text:p text:style-name="P157">The LED on the wifi module shoud blink for a few seconds and should then stop blinking and glow constantly. This shows that the module is now connected to the network.</text:p>
        </text:list-item>
        <text:list-item>
          <text:p text:style-name="P158">Connect your device (which will request for the pin values from the module) to the same network as the module.</text:p>
        </text:list-item>
        <text:list-item>
          <text:p text:style-name="P159">Now, run ipscanner to identify the IP of the wifi module on the network.</text:p>
        </text:list-item>
      </text:list>
      <text:p text:style-name="P160"/>
      <text:p text:style-name="P161">// On windows use Adavanced IP scanner</text:p>
      <text:p text:style-name="Standard"><text:span text:style-name="T162">// On linux :<text:s/></text:span><text:span text:style-name="T163">sudo arp-scan --interface=eth0 –localnet , wher eth0 is your device.</text:span></text:p>
      <text:p text:style-name="P164"/>
      <text:list text:style-name="LFO3" text:continue-numbering="true">
        <text:list-item>
          <text:p text:style-name="P165">Open up a browser in the device<text:s/>and go to the following url : IP/read (IP is the ip address of the wifi module)</text:p>
        </text:list-item>
        <text:list-item>
          <text:p text:style-name="P166">The pin values of the module would be displayed.</text:p>
        </text:list-item>
        <text:list-item>
          <text:p text:style-name="P167">Parse the pin values for further use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entury Schoolbook L" svg:font-family="Century Schoolbook L" style:font-family-generic="roman" style:font-pitch="variable"/>
    <style:font-face style:name="Consolas, Menlo, Monaco, 'Lucid" svg:font-family="Consolas, Menlo, Monaco, 'Lucid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Droid Sans Fallback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color="#808080"/>
    </style:style>
    <style:style style:name="P3" style:parent-style-name="Footer" style:family="paragraph">
      <style:text-properties fo:color="#808080"/>
    </style:style>
  </office:automatic-styles>
  <office:master-styles>
    <style:master-page style:name="MP0" style:page-layout-name="PL0">
      <style:header>
        <text:p text:style-name="P2"><text:s/>Documentation</text:p>
      </style:header>
      <style:footer>
        <text:p text:style-name="Footer"/>
        <text:p text:style-name="Footer"/>
        <text:p text:style-name="P3">Siddhartha Arora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ddarth Arora</dc:creator>
    <meta:creation-date>2015-07-21T11:15:00Z</meta:creation-date>
    <dc:date>2015-12-13T16:51:00Z</dc:date>
    <meta:template xlink:href="Normal" xlink:type="simple"/>
    <meta:editing-cycles>3</meta:editing-cycles>
    <meta:editing-duration>PT120S</meta:editing-duration>
    <meta:document-statistic meta:page-count="4" meta:paragraph-count="11" meta:word-count="826" meta:character-count="5526" meta:row-count="39" meta:non-whitespace-character-count="4711"/>
  </office:meta>
</office:document-meta>
</file>